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7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2cm" svg:x="1.27cm" svg:y="0.762cm">
          <draw:text-box>
            <text:p text:style-name="P1"><text:span text:style-name="T1">Hymn #720</text:span></text:p>
            <text:p text:style-name="P1"><text:span text:style-name="T2">“</text:span><text:span text:style-name="T2">We Walk by Faith and Not by Sigh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1.</text:span><text:span text:style-name="T4"> We walk by faith and not by sight,</text:span><text:span text:style-name="T4"><text:line-break/></text:span><text:span text:style-name="T4">No gracious words we hear</text:span><text:span text:style-name="T4"><text:line-break/></text:span><text:span text:style-name="T4">From Him who spoke as none e’er spoke, </text:span><text:span text:style-name="T4"><text:line-break/></text:span><text:span text:style-name="T4">But we believe Him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654cm" svg:height="7.011cm" svg:x="1.27cm" svg:y="1.016cm">
          <draw:text-box>
            <text:p text:style-name="P1"><text:span text:style-name="T3">2.</text:span><text:span text:style-name="T4"> We may not touch His hands and side,</text:span><text:span text:style-name="T4"><text:line-break/></text:span><text:span text:style-name="T4">Nor follow where He trod;</text:span><text:span text:style-name="T4"><text:line-break/></text:span><text:span text:style-name="T4">But in His promise we rejoice</text:span><text:span text:style-name="T4"><text:line-break/></text:span><text:span text:style-name="T4">And cry “My Lord and Go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4.892cm" svg:height="7.011cm" svg:x="1.778cm" svg:y="1.016cm">
          <draw:text-box>
            <text:p text:style-name="P1"><text:span text:style-name="T3">3.</text:span><text:span text:style-name="T4"> Help then, O Lord, our unbelief;</text:span><text:span text:style-name="T4"><text:line-break/></text:span><text:span text:style-name="T4">And may our faith abound</text:span><text:span text:style-name="T4"><text:line-break/></text:span><text:span text:style-name="T4">To call on You when You are near</text:span><text:span text:style-name="T4"><text:line-break/></text:span><text:span text:style-name="T4">And seek where You are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892cm" svg:height="7.011cm" svg:x="1.623cm" svg:y="1.016cm">
          <draw:text-box>
            <text:p text:style-name="P1"><text:span text:style-name="T3">4.</text:span><text:span text:style-name="T4"> For You, O resurrected Lord,</text:span><text:span text:style-name="T4"><text:line-break/></text:span><text:span text:style-name="T4">Are found in means divine:</text:span><text:span text:style-name="T4"><text:line-break/></text:span><text:span text:style-name="T4">Beneath the water and the Word,</text:span><text:span text:style-name="T4"><text:line-break/></text:span><text:span text:style-name="T4">Beneath the bread and win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7" draw:layer="layout" svg:width="24.892cm" svg:height="12.333cm" svg:x="1.564cm" svg:y="0.762cm">
          <draw:text-box>
            <text:p text:style-name="P1"><text:span text:style-name="T3">5.</text:span><text:span text:style-name="T4"> Lord, when our life of faith is done,</text:span><text:span text:style-name="T4"><text:line-break/></text:span><text:span text:style-name="T4">In realms of clearer light</text:span><text:span text:style-name="T4"><text:line-break/></text:span><text:span text:style-name="T4">We may behold You as You are,</text:span><text:span text:style-name="T4"><text:line-break/></text:span><text:span text:style-name="T4">With full and endless sight.</text:span></text:p>
            <text:p text:style-name="P6"><text:span text:style-name="T6"><text:line-break/></text:span><text:span text:style-name="T6"/></text:p>
            <text:p text:style-name="P6"><text:span text:style-name="T7"/></text:p>
            <text:p text:style-name="P6"><text:span text:style-name="T8"><text:s text:c="12"/></text:span><text:span text:style-name="T8">Public domain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8:54:38.687000000</meta:creation-date>
    <dc:title>Hymn template</dc:title>
    <meta:editing-duration>PT9M32S</meta:editing-duration>
    <meta:editing-cycles>7</meta:editing-cycles>
    <meta:generator>LibreOffice/5.2.6.2$Windows_X86_64 LibreOffice_project/a3100ed2409ebf1c212f5048fbe377c281438fdc</meta:generator>
    <meta:initial-creator>Arthur Hoch</meta:initial-creator>
    <dc:date>2017-04-21T10:59:35.612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4-08T18:54:38.406000000"/>
  </office:meta>
</office:document-meta>
</file>